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26pt"/>
    </style:style>
    <style:style style:name="co2" style:family="table-column">
      <style:table-column-properties fo:break-before="auto" style:column-width="114.86pt"/>
    </style:style>
    <style:style style:name="co3" style:family="table-column">
      <style:table-column-properties fo:break-before="auto" style:column-width="75.8pt"/>
    </style:style>
    <style:style style:name="co4" style:family="table-column">
      <style:table-column-properties fo:break-before="auto" style:column-width="107.0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Used A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HW 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 / Tach</text:p>
          </table:table-cell>
          <table:table-cell office:value-type="string" calcext:value-type="string">
            <text:p>Timer Capture</text:p>
          </table:table-cell>
          <table:table-cell office:value-type="string" calcext:value-type="string">
            <text:p>Ctimer0_Cap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 / Acc Interrupt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IO0_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 / Acc SCL</text:p>
          </table:table-cell>
          <table:table-cell office:value-type="string" calcext:value-type="string">
            <text:p>SDIO Clock</text:p>
          </table:table-cell>
          <table:table-cell office:value-type="string" calcext:value-type="string">
            <text:p>FC4_S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/O / Acc SDA</text:p>
          </table:table-cell>
          <table:table-cell office:value-type="string" calcext:value-type="string">
            <text:p>SDIO Data</text:p>
          </table:table-cell>
          <table:table-cell office:value-type="string" calcext:value-type="string">
            <text:p>FC4_SD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USB DP</text:p>
          </table:table-cell>
          <table:table-cell office:value-type="string" calcext:value-type="string">
            <text:p>USB_D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B DP</text:p>
          </table:table-cell>
          <table:table-cell office:value-type="string" calcext:value-type="string">
            <text:p>USB DM</text:p>
          </table:table-cell>
          <table:table-cell office:value-type="string" calcext:value-type="string">
            <text:p>USB_D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IO1_16/PDM0_CLK/SCT0_OUT5/Ctimer1_CAP3/FC7_CTS_SDA_SSEL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VD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ut / Horn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PIO1_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PIO0_29/ADC_0/FC1_RXD_SDA_MOSI/SCT0_OUT2/Ctimer0_MAT3/Ctimer0_CAP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 / Extra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DC0_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SP Enable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IO1_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DC0_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CCEL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DC0_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IO1_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USB_UP_LE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AC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DC0_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hase 1 Current Sense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DC0_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VSS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VREF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VREFP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VDD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VD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USB_VBU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hase 3 Current Sense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DC0_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hase 2 Current Sense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DC0_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RM LED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IO1_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nable LED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IO1_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SP_RX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FC0_RX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SP_TX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FC0_TX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RTCXI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VD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RTCXOU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PIO0_2/FC0_CTS_SDA_SSEL0/FC3_SSEL3/CTIMER2_CAP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PIO0_3/FC0_RTS_SCL_SSEL1/FC2_SSEL2/Ctimer1_MAT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SP Port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IO0_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XD1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FC6_RX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XD1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FC6_TX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hase 1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SCT0_OUT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PIO1_11/FC6_RTS_SCL_SSEL1/Ctimer1_CAP0/FC4_SC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hase 2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SCT0_OUT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PIO0_9/FC2_TXD_SCL_MISO/SCT0_OUT2/Ctimer3_CAP0/FC3_CTS_SDA_SSEL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hase 3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SCT0_OUT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PIO0_11/FC3_SCK/FC6_SDA_MOSI_DATA/Ctimer2_MAT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PIO0_12/FC3_RXD_SDA_MOSI/FC6_TXD_SCL_MISO_WS/Ctimer2_MAT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lutch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SCT0_OUT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PIO0_14/FC3_CTS_SDA_SSEL0/SCT0_OUT5/Ctimer2_MAT1/FC1_SC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WO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SW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tatus LED 7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IO1_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WD Clock</text:p>
          </table:table-cell>
          <table:table-cell office:value-type="string" calcext:value-type="string">
            <text:p>Debug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WD I/O</text:p>
          </table:table-cell>
          <table:table-cell office:value-type="string" calcext:value-type="string">
            <text:p>Debug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tatus LED 6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IO1_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VSS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VDD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PS RX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FC2_RXD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tatus LED 5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IO0_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tatus LED 4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IO0_1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tatus LED 3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IO0_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tatus LED 2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IO0_2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tatus LED 1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IO1_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tatus LED 0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IO0_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eset_N</text:p>
          </table:table-cell>
          <table:table-cell/>
          <table:table-cell office:value-type="string" calcext:value-type="string">
            <text:p>RESET_N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3">00/00/0000</text:date>, <text:time style:data-style-name="N2" text:time-value="18:44:21.0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16S</meta:editing-duration>
    <meta:editing-cycles>3</meta:editing-cycles>
    <meta:generator>LibreOffice/5.3.7.2$Windows_X86_64 LibreOffice_project/6b8ed514a9f8b44d37a1b96673cbbdd077e24059</meta:generator>
    <dc:date>2018-11-03T20:02:38.912000000</dc:date>
    <dc:creator>Frank Schwab</dc:creator>
    <meta:document-statistic meta:table-count="3" meta:cell-count="213" meta:object-count="0"/>
    <meta:user-defined meta:name="Info 1"/>
    <meta:user-defined meta:name="Info 2"/>
    <meta:user-defined meta:name="Info 3"/>
    <meta:user-defined meta:name="Info 4"/>
  </office:meta>
</office:document-meta>
</file>